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, Tahoma, Arial, Helvetica, 'sans serif'"/>
  </office:font-face-decls>
  <office:automatic-styles>
    <style:style style:name="Table1" style:family="table">
      <style:table-properties style:width="167.92mm" fo:margin-left="12.56m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9.49mm"/>
    </style:style>
    <style:style style:name="Table1.B" style:family="table-column">
      <style:table-column-properties style:column-width="68.12mm"/>
    </style:style>
    <style:style style:name="Table1.C" style:family="table-column">
      <style:table-column-properties style:column-width="90.31mm"/>
    </style:style>
    <style:style style:name="Table1.1" style:family="table-row">
      <style:table-row-properties fo:background-color="#cccccc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97m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C1" style:family="table-cell">
      <style:table-cell-properties style:vertical-align="" fo:background-color="transparent" fo:padding="0.97mm" fo:border="0.1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background-color="transparent" fo:padding="0.97mm" fo:border-left="0.1pt solid #000000" fo:border-right="none" fo:border-top="none" fo:border-bottom="0.1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transparent" fo:padding="0.97m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4" style:family="table">
      <style:table-properties style:width="167.92mm" fo:margin-left="9.63m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32.46mm"/>
    </style:style>
    <style:style style:name="Table4.B" style:family="table-column">
      <style:table-column-properties style:column-width="27.52mm"/>
    </style:style>
    <style:style style:name="Table4.C" style:family="table-column">
      <style:table-column-properties style:column-width="107.95mm"/>
    </style:style>
    <style:style style:name="Table4.1" style:family="table-row">
      <style:table-row-properties fo:background-color="#cccccc">
        <style:background-image/>
      </style:table-row-properties>
    </style:style>
    <style:style style:name="Table4.A1" style:family="table-cell">
      <style:table-cell-properties style:vertical-align="middle" fo:background-color="transparent" fo:padding="0.49m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transparent" fo:padding="0.49mm" fo:border-left="0.05pt solid #000000" fo:border-right="0.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49mm" fo:border-left="0.05pt solid #000000" fo:border-right="0.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49m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er">
      <style:text-properties fo:language="ro" fo:country="RO" officeooo:rsid="00192253" officeooo:paragraph-rsid="00192253"/>
    </style:style>
    <style:style style:name="P2" style:family="paragraph" style:parent-style-name="Footer">
      <style:paragraph-properties fo:text-align="end" style:justify-single-word="false"/>
      <style:text-properties fo:language="ro" fo:country="RO"/>
    </style:style>
    <style:style style:name="P3" style:family="paragraph" style:parent-style-name="Table_20_Contents">
      <style:paragraph-properties fo:text-align="end" style:justify-single-word="false"/>
      <style:text-properties fo:language="ro" fo:country="RO"/>
    </style:style>
    <style:style style:name="P4" style:family="paragraph" style:parent-style-name="Table_20_Contents">
      <style:text-properties fo:language="ro" fo:country="RO"/>
    </style:style>
    <style:style style:name="P5" style:family="paragraph" style:parent-style-name="Table_20_Contents">
      <style:text-properties fo:language="ro" fo:country="RO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language="ro" fo:country="RO" fo:font-weight="bold" style:font-weight-asian="bold" style:font-weight-complex="bold"/>
    </style:style>
    <style:style style:name="P7" style:family="paragraph" style:parent-style-name="Table_20_Contents">
      <style:text-properties fo:language="ro" fo:country="RO" fo:font-weight="bold" officeooo:paragraph-rsid="00192253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language="ro" fo:country="RO" officeooo:rsid="001af11d" officeooo:paragraph-rsid="001af11d"/>
    </style:style>
    <style:style style:name="P9" style:family="paragraph" style:parent-style-name="Table_20_Contents">
      <style:text-properties fo:language="ro" fo:country="RO" officeooo:paragraph-rsid="001af11d"/>
    </style:style>
    <style:style style:name="P10" style:family="paragraph" style:parent-style-name="Standard">
      <style:text-properties fo:language="ro" fo:country="RO" officeooo:rsid="0020085a" officeooo:paragraph-rsid="0020085a"/>
    </style:style>
    <style:style style:name="P11" style:family="paragraph" style:parent-style-name="Standard">
      <style:text-properties fo:language="ro" fo:country="RO" officeooo:rsid="0020085a" officeooo:paragraph-rsid="0022e90f"/>
    </style:style>
    <style:style style:name="P12" style:family="paragraph" style:parent-style-name="Text_20_body">
      <style:paragraph-properties fo:margin-left="12.45mm" fo:margin-right="0mm" fo:text-align="start" style:justify-single-word="false" fo:text-indent="0mm" style:auto-text-indent="false" style:writing-mode="lr-tb"/>
      <style:text-properties fo:language="ro" fo:country="RO" officeooo:rsid="0020085a" officeooo:paragraph-rsid="002e17e2"/>
    </style:style>
    <style:style style:name="P13" style:family="paragraph" style:parent-style-name="Text_20_body">
      <style:paragraph-properties fo:margin-left="12.45mm" fo:margin-right="0mm" fo:text-indent="0mm" style:auto-text-indent="false"/>
      <style:text-properties fo:language="ro" fo:country="RO" officeooo:rsid="0020085a" officeooo:paragraph-rsid="002d6b02"/>
    </style:style>
    <style:style style:name="P14" style:family="paragraph" style:parent-style-name="Standard">
      <style:text-properties fo:language="ro" fo:country="RO" officeooo:paragraph-rsid="0022e90f"/>
    </style:style>
    <style:style style:name="P15" style:family="paragraph" style:parent-style-name="Standard">
      <style:paragraph-properties fo:orphans="2" fo:widows="2" fo:hyphenation-ladder-count="no-limit" style:vertical-align="auto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fo:language="ro" fo:country="RO" fo:hyphenate="true" fo:hyphenation-remain-char-count="2" fo:hyphenation-push-char-count="2" loext:hyphenation-no-caps="false"/>
    </style:style>
    <style:style style:name="P16" style:family="paragraph" style:parent-style-name="Standard_20__28_user_29_">
      <style:text-properties fo:language="ro" fo:country="RO"/>
    </style:style>
    <style:style style:name="P17" style:family="paragraph" style:parent-style-name="Standard_20__28_user_29_">
      <style:text-properties fo:language="ro" fo:country="RO" style:font-name-asian="Times New Roman" style:font-name-complex="Times New Roman"/>
    </style:style>
    <style:style style:name="P18" style:family="paragraph" style:parent-style-name="Standard_20__28_user_29_">
      <style:text-properties fo:language="ro" fo:country="RO" officeooo:paragraph-rsid="0019a624" style:font-name-asian="Times New Roman" style:font-name-complex="Times New Roman"/>
    </style:style>
    <style:style style:name="P19" style:family="paragraph" style:parent-style-name="Standard_20__28_user_29_">
      <style:text-properties fo:language="ro" fo:country="RO" officeooo:rsid="0019a624" officeooo:paragraph-rsid="0019a624"/>
    </style:style>
    <style:style style:name="P20" style:family="paragraph" style:parent-style-name="Text_20_body">
      <style:text-properties fo:language="ro" fo:country="RO" officeooo:rsid="0019a624" officeooo:paragraph-rsid="001c0837"/>
    </style:style>
    <style:style style:name="P21" style:family="paragraph" style:parent-style-name="Standard_20__28_user_29_">
      <style:text-properties fo:language="ro" fo:country="RO" officeooo:rsid="001c0837" officeooo:paragraph-rsid="001c0837"/>
    </style:style>
    <style:style style:name="P22" style:family="paragraph" style:parent-style-name="Standard_20__28_user_29_">
      <style:paragraph-properties fo:text-align="start" style:justify-single-word="false" fo:orphans="0" fo:widows="0" fo:hyphenation-ladder-count="no-limit" style:vertical-align="baseline" style:writing-mode="lr-tb"/>
      <style:text-properties fo:language="ro" fo:country="RO" officeooo:rsid="001c0837" officeooo:paragraph-rsid="001c0837" fo:hyphenate="false" fo:hyphenation-remain-char-count="2" fo:hyphenation-push-char-count="2" loext:hyphenation-no-caps="false"/>
    </style:style>
    <style:style style:name="P23" style:family="paragraph" style:parent-style-name="Standard_20__28_user_29_">
      <style:paragraph-properties fo:text-align="start" style:justify-single-word="false" fo:orphans="0" fo:widows="0" fo:hyphenation-ladder-count="no-limit" style:vertical-align="baseline" style:writing-mode="lr-tb"/>
      <style:text-properties fo:language="ro" fo:country="RO" officeooo:rsid="001c0837" officeooo:paragraph-rsid="001ea0fc" fo:hyphenate="false" fo:hyphenation-remain-char-count="2" fo:hyphenation-push-char-count="2" loext:hyphenation-no-caps="false"/>
    </style:style>
    <style:style style:name="P24" style:family="paragraph" style:parent-style-name="Standard_20__28_user_29_">
      <style:text-properties fo:language="ro" fo:country="RO" officeooo:rsid="002d6b02" officeooo:paragraph-rsid="002d6b02"/>
    </style:style>
    <style:style style:name="P25" style:family="paragraph" style:parent-style-name="Standard_20__28_user_29_">
      <style:paragraph-properties fo:text-align="start" style:justify-single-word="false" fo:orphans="0" fo:widows="0" fo:hyphenation-ladder-count="no-limit" style:vertical-align="baseline" style:writing-mode="lr-tb"/>
      <style:text-properties fo:language="ro" fo:country="RO" officeooo:rsid="001d393b" officeooo:paragraph-rsid="001d393b" fo:hyphenate="false" fo:hyphenation-remain-char-count="2" fo:hyphenation-push-char-count="2" loext:hyphenation-no-caps="false"/>
    </style:style>
    <style:style style:name="P26" style:family="paragraph" style:parent-style-name="Standard_20__28_user_29_">
      <style:paragraph-properties fo:margin-left="12.45mm" fo:margin-right="0mm" fo:text-align="start" style:justify-single-word="false" fo:orphans="0" fo:widows="0" fo:hyphenation-ladder-count="no-limit" fo:text-indent="0mm" style:auto-text-indent="false" style:vertical-align="baseline" style:writing-mode="lr-tb"/>
      <style:text-properties fo:language="ro" fo:country="RO" officeooo:rsid="001d393b" officeooo:paragraph-rsid="001d393b" fo:hyphenate="false" fo:hyphenation-remain-char-count="2" fo:hyphenation-push-char-count="2" loext:hyphenation-no-caps="false"/>
    </style:style>
    <style:style style:name="P27" style:family="paragraph" style:parent-style-name="Text_20_body">
      <style:text-properties fo:language="ro" fo:country="RO"/>
    </style:style>
    <style:style style:name="P28" style:family="paragraph" style:parent-style-name="Text_20_body">
      <style:text-properties fo:language="ro" fo:country="RO" officeooo:rsid="0019359b" officeooo:paragraph-rsid="0019359b"/>
    </style:style>
    <style:style style:name="P29" style:family="paragraph" style:parent-style-name="Text_20_body">
      <style:text-properties fo:language="ro" fo:country="RO" officeooo:rsid="0019359b" officeooo:paragraph-rsid="001c0837"/>
    </style:style>
    <style:style style:name="P30" style:family="paragraph" style:parent-style-name="Text_20_body">
      <style:text-properties fo:language="ro" fo:country="RO" officeooo:paragraph-rsid="001c0837"/>
    </style:style>
    <style:style style:name="P31" style:family="paragraph" style:parent-style-name="Header">
      <style:text-properties fo:font-size="8pt" fo:language="ro" fo:country="RO" officeooo:rsid="00192253" officeooo:paragraph-rsid="00192253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font-size="8pt" fo:language="ro" fo:country="RO" officeooo:rsid="00192253" officeooo:paragraph-rsid="00192253" style:font-size-asian="8pt" style:font-size-complex="8pt"/>
    </style:style>
    <style:style style:name="P33" style:family="paragraph" style:parent-style-name="Table_20_Contents">
      <style:text-properties fo:font-size="8pt" fo:language="ro" fo:country="RO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ro" fo:country="RO" officeooo:rsid="0019359b" officeooo:paragraph-rsid="0019359b" style:font-size-asian="8.75pt" style:font-size-complex="10pt"/>
    </style:style>
    <style:style style:name="P35" style:family="paragraph" style:parent-style-name="Footer">
      <style:paragraph-properties fo:text-align="end" style:justify-single-word="false"/>
      <style:text-properties fo:font-size="10pt" fo:language="ro" fo:country="RO" officeooo:paragraph-rsid="0019359b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12pt" fo:language="ro" fo:country="RO" officeooo:rsid="001af11d" officeooo:paragraph-rsid="001af11d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P37" style:family="paragraph" style:parent-style-name="Text_20_body">
      <style:paragraph-properties fo:margin-left="0mm" fo:margin-right="0mm" fo:text-align="start" style:justify-single-word="false" fo:text-indent="0mm" style:auto-text-indent="false" style:writing-mode="lr-tb"/>
      <style:text-properties style:use-window-font-color="true" loext:opacity="0%" style:font-name="Times New Roman" fo:font-size="12pt" fo:language="ro" fo:country="RO" officeooo:rsid="002e17e2" officeooo:paragraph-rsid="002e17e2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P38" style:family="paragraph" style:parent-style-name="Text_20_body">
      <style:text-properties style:use-window-font-color="true" loext:opacity="0%" style:font-name="Times New Roman" fo:font-size="12pt" fo:font-weight="bold" officeooo:rsid="0035edf0" officeooo:paragraph-rsid="0035edf0" style:letter-kerning="true" style:font-name-asian="Andale Sans UI" style:font-size-asian="12pt" style:language-asian="zh" style:country-asian="CN" style:font-weight-asian="bold" style:font-name-complex="Tahoma" style:font-size-complex="12pt" style:language-complex="ar" style:country-complex="SA" style:font-weight-complex="bold"/>
    </style:style>
    <style:style style:name="P39" style:family="paragraph" style:parent-style-name="Table_20_Contents">
      <style:text-properties style:font-name="Times New Roman" fo:font-size="10pt" style:font-size-asian="10pt" style:font-size-complex="10pt"/>
    </style:style>
    <style:style style:name="P40" style:family="paragraph" style:parent-style-name="Preformatted_20_Text">
      <style:paragraph-properties fo:margin-top="0mm" fo:margin-bottom="4.99mm" style:contextual-spacing="false"/>
      <style:text-properties style:font-name="Times New Roman" fo:font-size="10pt" officeooo:paragraph-rsid="003b5870" style:font-size-asian="10pt" style:font-size-complex="10pt"/>
    </style:style>
    <style:style style:name="P41" style:family="paragraph" style:parent-style-name="Preformatted_20_Text">
      <style:paragraph-properties fo:margin-top="0mm" fo:margin-bottom="4.99mm" style:contextual-spacing="false"/>
      <style:text-properties style:font-name="Times New Roman" fo:font-size="10pt" officeooo:paragraph-rsid="003c7d2d" style:font-size-asian="10pt" style:font-size-complex="10pt"/>
    </style:style>
    <style:style style:name="P42" style:family="paragraph" style:parent-style-name="Table_20_Contents">
      <style:text-properties style:font-name="Times New Roman" fo:font-size="10pt" officeooo:rsid="003b5870" officeooo:paragraph-rsid="003b5870" style:font-size-asian="10pt" style:font-size-complex="10pt"/>
    </style:style>
    <style:style style:name="P43" style:family="paragraph" style:parent-style-name="Table_20_Contents">
      <style:text-properties style:font-name="Times New Roman" fo:font-size="12pt" style:font-size-asian="12pt" style:font-size-complex="12pt"/>
    </style:style>
    <style:style style:name="P44" style:family="paragraph" style:parent-style-name="Heading_20_3">
      <style:text-properties style:font-name="Times New Roman" fo:font-size="12pt" style:font-size-asian="12pt" style:font-size-complex="12pt"/>
    </style:style>
    <style:style style:name="P45" style:family="paragraph" style:parent-style-name="Text_20_body">
      <style:text-properties style:font-name="Times New Roman" fo:font-size="12pt" style:font-size-asian="12pt" style:font-size-complex="12pt"/>
    </style:style>
    <style:style style:name="P46" style:family="paragraph" style:parent-style-name="Text_20_body">
      <style:text-properties style:font-name="Times New Roman" fo:font-size="12pt" officeooo:paragraph-rsid="00316126" style:font-size-asian="12pt" style:font-size-complex="12pt"/>
    </style:style>
    <style:style style:name="P47" style:family="paragraph" style:parent-style-name="Preformatted_20_Text">
      <style:text-properties style:font-name="Times New Roman" fo:font-size="12pt" style:font-size-asian="12pt" style:font-size-complex="12pt"/>
    </style:style>
    <style:style style:name="P48" style:family="paragraph" style:parent-style-name="Preformatted_20_Text">
      <style:paragraph-properties fo:margin-top="0mm" fo:margin-bottom="4.99mm" style:contextual-spacing="false"/>
      <style:text-properties style:font-name="Times New Roman" fo:font-size="12pt" style:font-size-asian="12pt" style:font-size-complex="12pt"/>
    </style:style>
    <style:style style:name="P49" style:family="paragraph" style:parent-style-name="Text_20_body">
      <style:text-properties style:font-name="Times New Roman" fo:font-size="12pt" officeooo:rsid="003d5b2a" officeooo:paragraph-rsid="003d5b2a" style:font-size-asian="12pt" style:font-size-complex="12pt"/>
    </style:style>
    <style:style style:name="P50" style:family="paragraph" style:parent-style-name="Text_20_body">
      <style:text-properties style:font-name="Times New Roman" fo:font-size="12pt" officeooo:paragraph-rsid="003d5b2a" style:font-size-asian="12pt" style:font-size-complex="12pt"/>
    </style:style>
    <style:style style:name="P51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top="0mm" fo:margin-bottom="4.99mm" style:contextual-spacing="false"/>
      <style:text-properties style:font-name="Times New Roman" fo:font-size="12pt" fo:font-weight="bold" officeooo:rsid="0035edf0" officeooo:paragraph-rsid="0035edf0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style:font-name="Times New Roman" fo:font-size="12pt" fo:font-weight="bold" officeooo:rsid="0035edf0" officeooo:paragraph-rsid="0035edf0" style:font-size-asian="12pt" style:font-weight-asian="bold" style:font-size-complex="12pt" style:font-weight-complex="bold"/>
    </style:style>
    <style:style style:name="P54" style:family="paragraph" style:parent-style-name="Text_20_body">
      <style:text-properties style:font-name="Times New Roman" fo:font-size="12pt" fo:font-weight="bold" officeooo:rsid="0035edf0" officeooo:paragraph-rsid="0035edf0" style:font-size-asian="12pt" style:font-weight-asian="bold" style:font-size-complex="12pt" style:font-weight-complex="bold"/>
    </style:style>
    <style:style style:name="P55" style:family="paragraph" style:parent-style-name="Table_20_Contents">
      <style:text-properties style:font-name="Times New Roman" fo:font-size="12pt" fo:font-weight="bold" officeooo:rsid="003c7d2d" officeooo:paragraph-rsid="003c7d2d" style:font-size-asian="12pt" style:font-weight-asian="bold" style:font-size-complex="12pt" style:font-weight-complex="bold"/>
    </style:style>
    <style:style style:name="P56" style:family="paragraph" style:parent-style-name="Table_20_Heading">
      <style:paragraph-properties fo:text-align="start" style:justify-single-word="false"/>
      <style:text-properties style:font-name="Times New Roman"/>
    </style:style>
    <style:style style:name="P57" style:family="paragraph" style:parent-style-name="Heading_20_3">
      <style:text-properties officeooo:paragraph-rsid="00274bd8"/>
    </style:style>
    <style:style style:name="P58" style:family="paragraph" style:parent-style-name="Heading_20_3">
      <style:text-properties officeooo:rsid="00274bd8" officeooo:paragraph-rsid="00274bd8"/>
    </style:style>
    <style:style style:name="P59" style:family="paragraph" style:parent-style-name="Text_20_body">
      <style:paragraph-properties fo:margin-left="12.45mm" fo:margin-right="0mm" fo:text-indent="0mm" style:auto-text-indent="false"/>
      <style:text-properties officeooo:rsid="00274bd8" officeooo:paragraph-rsid="00274bd8"/>
    </style:style>
    <style:style style:name="P60" style:family="paragraph" style:parent-style-name="Text_20_body">
      <style:text-properties officeooo:rsid="00274bd8" officeooo:paragraph-rsid="00274bd8"/>
    </style:style>
    <style:style style:name="P61" style:family="paragraph" style:parent-style-name="Text_20_body">
      <style:paragraph-properties fo:margin-left="12.45mm" fo:margin-right="0mm" fo:text-indent="0mm" style:auto-text-indent="false"/>
      <style:text-properties officeooo:rsid="00274bd8" officeooo:paragraph-rsid="00285926"/>
    </style:style>
    <style:style style:name="P62" style:family="paragraph" style:parent-style-name="Text_20_body">
      <style:text-properties officeooo:rsid="00274bd8" officeooo:paragraph-rsid="00285926"/>
    </style:style>
    <style:style style:name="P63" style:family="paragraph" style:parent-style-name="Text_20_body">
      <style:paragraph-properties fo:margin-left="12.45mm" fo:margin-right="0mm" fo:text-indent="0mm" style:auto-text-indent="false"/>
      <style:text-properties officeooo:rsid="00274bd8" officeooo:paragraph-rsid="003d5b2a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8a405" officeooo:paragraph-rsid="0028a405" style:font-weight-asian="bold" style:font-weight-complex="bold"/>
    </style:style>
    <style:style style:name="P65" style:family="paragraph" style:parent-style-name="Table_20_Contents">
      <style:text-properties fo:font-weight="bold" officeooo:rsid="0038b71c" officeooo:paragraph-rsid="0038b71c" style:font-weight-asian="bold" style:font-weight-complex="bold"/>
    </style:style>
    <style:style style:name="P66" style:family="paragraph" style:parent-style-name="Standard">
      <style:paragraph-properties fo:text-align="start" style:justify-single-word="false">
        <style:tab-stops/>
      </style:paragraph-properties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paragraph-rsid="002e17e2"/>
    </style:style>
    <style:style style:name="P68" style:family="paragraph" style:parent-style-name="Standard_20__28_user_29_">
      <style:paragraph-properties fo:text-align="start" style:justify-single-word="false" fo:orphans="0" fo:widows="0" fo:hyphenation-ladder-count="no-limit" style:vertical-align="baseline" style:writing-mode="lr-tb"/>
      <style:text-properties officeooo:paragraph-rsid="001ea0fc" fo:hyphenate="false" fo:hyphenation-remain-char-count="2" fo:hyphenation-push-char-count="2" loext:hyphenation-no-caps="false"/>
    </style:style>
    <style:style style:name="P69" style:family="paragraph" style:parent-style-name="Standard_20__28_user_29_">
      <style:paragraph-properties fo:margin-left="12.45mm" fo:margin-right="0mm" fo:text-align="start" style:justify-single-word="false" fo:orphans="0" fo:widows="0" fo:hyphenation-ladder-count="no-limit" fo:text-indent="0mm" style:auto-text-indent="false" style:vertical-align="baseline" style:writing-mode="lr-tb"/>
      <style:text-properties officeooo:paragraph-rsid="001ea0fc" fo:hyphenate="false" fo:hyphenation-remain-char-count="2" fo:hyphenation-push-char-count="2" loext:hyphenation-no-caps="false"/>
    </style:style>
    <style:style style:name="P70" style:family="paragraph" style:parent-style-name="Standard_20__28_user_29_">
      <style:paragraph-properties fo:text-align="start" style:justify-single-word="false" style:writing-mode="lr-tb"/>
      <style:text-properties officeooo:paragraph-rsid="002e17e2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28a405" officeooo:paragraph-rsid="0028a405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2bc6e1" officeooo:paragraph-rsid="002bc6e1"/>
    </style:style>
    <style:style style:name="P73" style:family="paragraph" style:parent-style-name="Standard_20__28_user_29_">
      <style:paragraph-properties fo:text-align="start" style:justify-single-word="false" style:writing-mode="lr-tb"/>
      <style:text-properties officeooo:rsid="002d6b02" officeooo:paragraph-rsid="002e17e2"/>
    </style:style>
    <style:style style:name="P74" style:family="paragraph" style:parent-style-name="Standard_20__28_user_29_">
      <style:paragraph-properties fo:text-align="start" style:justify-single-word="false" style:writing-mode="lr-tb"/>
      <style:text-properties officeooo:rsid="002e17e2" officeooo:paragraph-rsid="002e17e2"/>
    </style:style>
    <style:style style:name="P75" style:family="paragraph" style:parent-style-name="Standard_20__28_user_29_">
      <style:paragraph-properties fo:margin-left="12.45mm" fo:margin-right="0mm" fo:text-align="start" style:justify-single-word="false" fo:orphans="0" fo:widows="0" fo:hyphenation-ladder-count="no-limit" fo:text-indent="0mm" style:auto-text-indent="false" style:vertical-align="baseline" style:writing-mode="lr-tb"/>
      <style:text-properties officeooo:rsid="00260c7f" officeooo:paragraph-rsid="00260c7f" fo:hyphenate="false" fo:hyphenation-remain-char-count="2" fo:hyphenation-push-char-count="2" loext:hyphenation-no-caps="false"/>
    </style:style>
    <style:style style:name="P76" style:family="paragraph" style:parent-style-name="Text_20_body">
      <style:text-properties officeooo:rsid="00260c7f" officeooo:paragraph-rsid="00260c7f"/>
    </style:style>
    <style:style style:name="P77" style:family="paragraph" style:parent-style-name="Text_20_body">
      <style:paragraph-properties fo:margin-left="12.45mm" fo:margin-right="0mm" fo:text-indent="0mm" style:auto-text-indent="false"/>
      <style:text-properties officeooo:rsid="0020085a" officeooo:paragraph-rsid="0020085a"/>
    </style:style>
    <style:style style:name="P78" style:family="paragraph" style:parent-style-name="Text_20_body">
      <style:text-properties officeooo:rsid="0020085a" officeooo:paragraph-rsid="0020085a"/>
    </style:style>
    <style:style style:name="P79" style:family="paragraph" style:parent-style-name="Text_20_body">
      <style:paragraph-properties fo:margin-left="12.45mm" fo:margin-right="0mm" fo:text-indent="0mm" style:auto-text-indent="false"/>
      <style:text-properties officeooo:paragraph-rsid="00285926"/>
    </style:style>
    <style:style style:name="P80" style:family="paragraph" style:parent-style-name="Text_20_body">
      <style:text-properties officeooo:rsid="001ed0a4" officeooo:paragraph-rsid="001ed0a4"/>
    </style:style>
    <style:style style:name="P81" style:family="paragraph" style:parent-style-name="Text_20_body">
      <style:text-properties officeooo:rsid="0024b724" officeooo:paragraph-rsid="0024b724"/>
    </style:style>
    <style:style style:name="P82" style:family="paragraph" style:parent-style-name="Text_20_body">
      <style:text-properties officeooo:paragraph-rsid="0024b724"/>
    </style:style>
    <style:style style:name="P83" style:family="paragraph" style:parent-style-name="Text_20_body">
      <style:text-properties officeooo:rsid="00285926" officeooo:paragraph-rsid="00285926"/>
    </style:style>
    <style:style style:name="P84" style:family="paragraph" style:parent-style-name="Text_20_body">
      <style:text-properties officeooo:paragraph-rsid="002d6b02"/>
    </style:style>
    <style:style style:name="P85" style:family="paragraph" style:parent-style-name="Text_20_body">
      <style:text-properties fo:font-style="normal" officeooo:rsid="00316126" officeooo:paragraph-rsid="00316126" style:font-style-asian="normal" style:font-style-complex="normal"/>
    </style:style>
    <style:style style:name="P86" style:family="paragraph" style:parent-style-name="Text_20_body">
      <style:paragraph-properties fo:margin-top="0mm" fo:margin-bottom="0mm" style:contextual-spacing="false" fo:orphans="2" fo:widows="2"/>
      <style:text-properties officeooo:paragraph-rsid="002d6b02"/>
    </style:style>
    <style:style style:name="P87" style:family="paragraph" style:parent-style-name="Preformatted_20_Text">
      <style:paragraph-properties fo:margin-top="0mm" fo:margin-bottom="4.99mm" style:contextual-spacing="false"/>
    </style:style>
    <style:style style:name="P88" style:family="paragraph" style:parent-style-name="Preformatted_20_Text">
      <style:paragraph-properties fo:margin-top="0mm" fo:margin-bottom="4.99mm" style:contextual-spacing="false"/>
      <style:text-properties officeooo:paragraph-rsid="003b5870"/>
    </style:style>
    <style:style style:name="P89" style:family="paragraph" style:parent-style-name="Text_20_body">
      <style:text-properties officeooo:rsid="003d5b2a" officeooo:paragraph-rsid="003d5b2a"/>
    </style:style>
    <style:style style:name="P90" style:family="paragraph" style:parent-style-name="Standard">
      <style:text-properties fo:language="ro" fo:country="RO" officeooo:paragraph-rsid="0022e90f"/>
    </style:style>
    <style:style style:name="P91" style:family="paragraph" style:parent-style-name="Title" style:master-page-name="Standard">
      <style:paragraph-properties style:page-number="auto"/>
      <style:text-properties fo:language="ro" fo:country="RO"/>
    </style:style>
    <style:style style:name="P92" style:family="paragraph" style:parent-style-name="Subtitle">
      <style:text-properties fo:language="ro" fo:country="RO" officeooo:rsid="003ddaff" officeooo:paragraph-rsid="003ddaff"/>
    </style:style>
    <style:style style:name="P93" style:family="paragraph" style:parent-style-name="Header">
      <style:text-properties fo:language="ro" fo:country="RO" officeooo:rsid="00192253" officeooo:paragraph-rsid="00192253"/>
    </style:style>
    <style:style style:name="P94" style:family="paragraph" style:parent-style-name="Heading_20_1">
      <style:text-properties style:font-name="Times New Roman" fo:font-size="12pt" style:font-size-asian="12pt" style:font-size-complex="12pt"/>
    </style:style>
    <style:style style:name="P95" style:family="paragraph" style:parent-style-name="Standard_20__28_user_29_" style:list-style-name="L2">
      <style:paragraph-properties fo:text-align="start" style:justify-single-word="false" fo:orphans="0" fo:widows="0" fo:hyphenation-ladder-count="no-limit" style:vertical-align="baseline" style:writing-mode="lr-tb"/>
      <style:text-properties fo:language="ro" fo:country="RO" officeooo:rsid="001c0837" officeooo:paragraph-rsid="001ea0fc" fo:hyphenate="false" fo:hyphenation-remain-char-count="2" fo:hyphenation-push-char-count="2" loext:hyphenation-no-caps="false"/>
    </style:style>
    <style:style style:name="P96" style:family="paragraph" style:parent-style-name="Standard_20__28_user_29_" style:list-style-name="L2">
      <style:paragraph-properties fo:text-align="start" style:justify-single-word="false" fo:orphans="0" fo:widows="0" fo:hyphenation-ladder-count="no-limit" style:vertical-align="baseline" style:writing-mode="lr-tb"/>
      <style:text-properties officeooo:paragraph-rsid="001ea0fc" fo:hyphenate="false" fo:hyphenation-remain-char-count="2" fo:hyphenation-push-char-count="2" loext:hyphenation-no-caps="false"/>
    </style:style>
    <style:style style:name="P97" style:family="paragraph" style:parent-style-name="Standard_20__28_user_29_" style:list-style-name="WW8Num4">
      <style:paragraph-properties fo:text-align="start" style:justify-single-word="false" style:writing-mode="lr-tb"/>
      <style:text-properties officeooo:paragraph-rsid="002e17e2"/>
    </style:style>
    <style:style style:name="P98" style:family="paragraph" style:parent-style-name="Standard_20__28_user_29_" style:list-style-name="WW8Num4">
      <style:paragraph-properties fo:text-align="start" style:justify-single-word="false" style:writing-mode="lr-tb"/>
      <style:text-properties officeooo:rsid="002d6b02" officeooo:paragraph-rsid="002e17e2"/>
    </style:style>
    <style:style style:name="P99" style:family="paragraph" style:parent-style-name="Text_20_body" style:list-style-name="L1">
      <style:text-properties officeooo:paragraph-rsid="001c0837"/>
    </style:style>
    <style:style style:name="P100" style:family="paragraph" style:parent-style-name="Text_20_body" style:list-style-name="L3">
      <style:text-properties officeooo:rsid="001ed0a4" officeooo:paragraph-rsid="001ed0a4"/>
    </style:style>
    <style:style style:name="P101" style:family="paragraph" style:parent-style-name="Text_20_body">
      <style:text-properties fo:language="ro" fo:country="RO"/>
    </style:style>
    <style:style style:name="T1" style:family="text">
      <style:text-properties officeooo:rsid="003d39b0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19a624" style:font-name-asian="Times New Roman" style:font-name-complex="Times New Roman"/>
    </style:style>
    <style:style style:name="T4" style:family="text">
      <style:text-properties officeooo:rsid="0019a624"/>
    </style:style>
    <style:style style:name="T5" style:family="text">
      <style:text-properties officeooo:rsid="001af11d"/>
    </style:style>
    <style:style style:name="T6" style:family="text">
      <style:text-properties fo:language="ro" fo:country="RO" officeooo:rsid="0019359b"/>
    </style:style>
    <style:style style:name="T7" style:family="text">
      <style:text-properties fo:language="ro" fo:country="RO" officeooo:rsid="001c0837"/>
    </style:style>
    <style:style style:name="T8" style:family="text">
      <style:text-properties fo:language="ro" fo:country="RO" officeooo:rsid="001d393b"/>
    </style:style>
    <style:style style:name="T9" style:family="text">
      <style:text-properties fo:language="ro" fo:country="RO" officeooo:rsid="001ea0fc"/>
    </style:style>
    <style:style style:name="T10" style:family="text">
      <style:text-properties fo:language="ro" fo:country="RO" officeooo:rsid="002859fc"/>
    </style:style>
    <style:style style:name="T11" style:family="text">
      <style:text-properties officeooo:rsid="001ea0fc"/>
    </style:style>
    <style:style style:name="T12" style:family="text">
      <style:text-properties officeooo:rsid="001ed0a4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style:use-window-font-color="true" loext:opacity="0%" style:font-name="Times New Roman" fo:font-size="12pt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officeooo:rsid="001ed0a4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officeooo:rsid="00285926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officeooo:rsid="002e17e2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officeooo:rsid="003d5b2a" style:letter-kerning="true" style:font-name-asian="Andale Sans UI" style:font-size-asian="12pt" style:language-asian="zh" style:country-asian="CN" style:font-name-complex="Tahoma" style:font-size-complex="12pt" style:language-complex="ar" style:country-complex="SA"/>
    </style:style>
    <style:style style:name="T20" style:family="text">
      <style:text-properties style:use-window-font-color="true" loext:opacity="0%" officeooo:rsid="00316126" style:letter-kerning="true" style:font-name-asian="Andale Sans UI" style:language-asian="zh" style:country-asian="CN" style:font-name-complex="Tahoma" style:language-complex="ar" style:country-complex="SA"/>
    </style:style>
    <style:style style:name="T21" style:family="text">
      <style:text-properties officeooo:rsid="0024b724"/>
    </style:style>
    <style:style style:name="T22" style:family="text">
      <style:text-properties officeooo:rsid="00260c7f"/>
    </style:style>
    <style:style style:name="T23" style:family="text">
      <style:text-properties officeooo:rsid="00285926"/>
    </style:style>
    <style:style style:name="T24" style:family="text">
      <style:text-properties officeooo:rsid="002bc6e1"/>
    </style:style>
    <style:style style:name="T25" style:family="text">
      <style:text-properties officeooo:rsid="002d6b02"/>
    </style:style>
    <style:style style:name="T26" style:family="text">
      <style:text-properties fo:font-style="italic"/>
    </style:style>
    <style:style style:name="T27" style:family="text">
      <style:text-properties fo:font-variant="normal" fo:text-transform="none" fo:color="#000000" loext:opacity="100%" style:font-name="Verdana" fo:font-size="9.75pt" fo:letter-spacing="normal" fo:font-style="italic" fo:font-weight="normal"/>
    </style:style>
    <style:style style:name="T28" style:family="text">
      <style:text-properties fo:font-variant="normal" fo:text-transform="none" fo:color="#000000" loext:opacity="100%" style:font-name="Verdana" fo:font-size="9.75pt" fo:letter-spacing="normal" fo:font-style="italic" fo:font-weight="normal" officeooo:rsid="002e17e2"/>
    </style:style>
    <style:style style:name="T29" style:family="text">
      <style:text-properties officeooo:rsid="002e17e2"/>
    </style:style>
    <style:style style:name="T30" style:family="text">
      <style:text-properties officeooo:rsid="0035edf0"/>
    </style:style>
    <style:style style:name="T31" style:family="text">
      <style:text-properties officeooo:rsid="003d5b2a"/>
    </style:style>
    <style:style style:name="T32" style:family="text">
      <style:text-properties officeooo:rsid="003dda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88mm" fo:text-indent="-6.35mm" fo:margin-left="13.88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3mm" fo:text-indent="-6.35mm" fo:margin-left="20.23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58mm" fo:text-indent="-6.35mm" fo:margin-left="26.58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3mm" fo:text-indent="-6.35mm" fo:margin-left="32.93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28mm" fo:text-indent="-6.35mm" fo:margin-left="39.28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3mm" fo:text-indent="-6.35mm" fo:margin-left="45.63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1.98mm" fo:text-indent="-6.35mm" fo:margin-left="51.9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3mm" fo:text-indent="-6.35mm" fo:margin-left="58.33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68mm" fo:text-indent="-6.35mm" fo:margin-left="64.68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3mm" fo:text-indent="-6.35mm" fo:margin-left="71.03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DataLightErp - <text:span text:style-name="T32">WebService</text:span></text:p>
      <text:p text:style-name="P92">interogare OData</text:p>
      <text:p text:style-name="P27"/>
      <text:p text:style-name="P27"/>
      <text:p text:style-name="P27"/>
      <text:p text:style-name="P27"/>
      <text:p text:style-name="P27"/>
      <text:h text:style-name="Heading_20_1" text:outline-level="1">Prezentare generala</text:h>
      <text:p text:style-name="P29">DataLightErp Conector este un serviciu web ce permite:</text:p>
      <text:list xml:id="list2214410970" text:style-name="L1">
        <text:list-item>
          <text:p text:style-name="P99"><text:span text:style-name="T6">extragerea </text:span><text:span text:style-name="T7">de informații cum ar fi lista de mărfuri/</text:span><text:span text:style-name="T10">servicii</text:span><text:span text:style-name="T7">, grupe de marfa, preturi, stocuri, etc.</text:span></text:p>
        </text:list-item>
        <text:list-item>
          <text:p text:style-name="P99"><text:span text:style-name="T6">inserarea de informații în baza de date </text:span><text:span text:style-name="T7">cum ar fi, clienți, nou, marfuri noi, comenzi clienți, incasari, etc</text:span><text:span text:style-name="T6">.</text:span></text:p>
        </text:list-item>
      </text:list>
      <text:p text:style-name="P28">Acest serviciu Web <text:span text:style-name="T4">poate fi rulata pe platforma Windows si funcționează ca o aplicație sau ca un serviciu Windows.</text:span></text:p>
      <text:p text:style-name="P20">Poate fi accesata prin protocol HTTP sau HTTPS, după caz.</text:p>
      <text:p text:style-name="P30"><text:span text:style-name="T2">Portul </text:span><text:span text:style-name="T3">implicit prin care poate fi accesat este </text:span><text:span text:style-name="T2">7019. Se poate modifica în funcție de necesitați.</text:span></text:p>
      <text:p text:style-name="P18">ApiKey și drepturile de acces se <text:span text:style-name="T4">configurează și </text:span>obțin din <text:span text:style-name="T4">aplicația</text:span> DataLightE<text:span text:style-name="T5">rp</text:span>.</text:p>
      <text:p text:style-name="P19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r. Crt.</text:p>
          </table:table-cell>
          <table:table-cell table:style-name="Table1.A1" office:value-type="string">
            <text:p text:style-name="P7">Adresa URL</text:p>
          </table:table-cell>
          <table:table-cell table:style-name="Table1.C1" office:value-type="string">
            <text:p text:style-name="P5">Descriere</text:p>
          </table:table-cell>
        </table:table-row>
        <table:table-row table:style-name="Table1.2"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17">http://localhost:7019/</text:p>
          </table:table-cell>
          <table:table-cell table:style-name="Table1.C2" office:value-type="string">
            <text:p text:style-name="P4">Adresa paginii de prezentare a serviciului WEB. Prezintă Acces la documentație, diverse protocoale de comunicație implementate: SOAP, XMLRPC, POST, Nativ RemObjects SDK</text:p>
          </table:table-cell>
        </table:table-row>
        <table:table-row table:style-name="Table1.3"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4">http://<text:span text:style-name="T2">localhost</text:span>:7019/doc</text:p>
          </table:table-cell>
          <table:table-cell table:style-name="Table1.C2" office:value-type="string">
            <text:p text:style-name="P4">Documentația funcțiilor definite în serviciul WEB</text:p>
          </table:table-cell>
        </table:table-row>
        <table:table-row table:style-name="Table1.4">
          <table:table-cell table:style-name="Table1.A2" office:value-type="string">
            <text:p text:style-name="P36">3.</text:p>
          </table:table-cell>
          <table:table-cell table:style-name="Table1.A2" office:value-type="string">
            <text:p text:style-name="P4"><text:a xlink:type="simple" xlink:href="http://localhost:7019/DataLightWebServicesApi/$metadata" text:style-name="Internet_20_link" text:visited-style-name="Visited_20_Internet_20_Link">http://</text:a><text:a xlink:type="simple" xlink:href="http://localhost:7019/DataLightWebServicesApi/$metadata" text:style-name="Internet_20_link" text:visited-style-name="Visited_20_Internet_20_Link"><text:span text:style-name="T2">localhost</text:span></text:a><text:a xlink:type="simple" xlink:href="http://localhost:7019/DataLightWebServicesApi/$metadata" text:style-name="Internet_20_link" text:visited-style-name="Visited_20_Internet_20_Link">:7019/DataLightWebServicesApi/$metadata</text:a></text:p>
          </table:table-cell>
          <table:table-cell table:style-name="Table1.C2" office:value-type="string">
            <text:p text:style-name="P4">Prezintă definițiile nomenclatoarelor disponibile pentru accesul ODATA</text:p>
          </table:table-cell>
        </table:table-row>
        <table:table-row table:style-name="Table1.5">
          <table:table-cell table:style-name="Table1.A2" office:value-type="string">
            <text:p text:style-name="P8">4.</text:p>
          </table:table-cell>
          <table:table-cell table:style-name="Table1.A2" office:value-type="string">
            <text:p text:style-name="P4">http://<text:span text:style-name="T2">localhost</text:span>:7019/DataLightWebServicesApi</text:p>
          </table:table-cell>
          <table:table-cell table:style-name="Table1.C2" office:value-type="string">
            <text:p text:style-name="P9">Acces ODATA la nomenclatoare</text:p>
            <text:p text:style-name="P9">Are nevoie de ApiKey</text:p>
          </table:table-cell>
        </table:table-row>
      </table:table>
      <text:p text:style-name="P16"/>
      <text:p text:style-name="P21">Pentru o accesare demo, pe serverul nostru puteți folosi următoarea adresa de baza</text:p>
      <text:p text:style-name="P22"><text:span text:style-name="Internet_20_link">http://proiecte.datalight.ro/erp-connector</text:span></text:p>
      <text:p text:style-name="P21"/>
      <text:p text:style-name="P21"><text:soft-page-break/>Datele specifice pot fi accesate pe baza unui ApiKey furnizat de reprezentantul nostru.</text:p>
      <text:h text:style-name="Heading_20_1" text:outline-level="1"><text:line-break/>Extragere date</text:h>
      <text:p text:style-name="P22">Extragerea de date se face cu GET.</text:p>
      <text:p text:style-name="P23">Sistemul permite:</text:p>
      <text:list xml:id="list2147296644" text:style-name="L2">
        <text:list-item>
          <text:p text:style-name="P95">personalizarea coloanelor ce se pot extrage, </text:p>
        </text:list-item>
        <text:list-item>
          <text:p text:style-name="P95">filtrarea rezultatelor, </text:p>
        </text:list-item>
        <text:list-item>
          <text:p text:style-name="P95">paginarea informațiilor transmise pentru a limita cantitatea de informații transferate.</text:p>
        </text:list-item>
        <text:list-item>
          <text:p text:style-name="P96"><text:span text:style-name="T9">d</text:span><text:span text:style-name="T8">atele pot fi transferate în format XML sau JSON</text:span></text:p>
        </text:list-item>
      </text:list>
      <text:p text:style-name="P25"/>
      <text:p text:style-name="P25">Sintaxa interogării respecta standardul ODATA v1.0</text:p>
      <text:p text:style-name="P25">Exemplu de folosite:</text:p>
      <text:p text:style-name="P26"/>
      <text:p text:style-name="P69">http://proiecte.datalight.ro/erp-connector/DataLightWebServicesApi/Stocks?$format=json&amp;$filter=UM%20eq%20%27Buc%27</text:p>
      <text:p text:style-name="P68"/>
      <text:h text:style-name="Heading_20_2" text:outline-level="2">Opțiuni interogare:</text:h>
      <text:h text:style-name="Heading_20_3" text:outline-level="3">$format</text:h>
      <text:p text:style-name="P80">Formatul cu care sunt returnate datele in<text:span text:style-name="T21">t</text:span>eroga<text:span text:style-name="T21">t</text:span>e</text:p>
      <text:list xml:id="list964144745" text:style-name="L3">
        <text:list-item>
          <text:p text:style-name="P100">$format=json - întoarce datele în format JSON</text:p>
        </text:list-item>
        <text:list-item>
          <text:p text:style-name="P100">$format=atom – sau dacă nu se folosește opțiunea $format, datele sunt returnate în format XML</text:p>
        </text:list-item>
      </text:list>
      <text:p text:style-name="P80"/>
      <text:h text:style-name="Heading_20_3" text:outline-level="3">$filter </text:h>
      <text:p text:style-name="P82"><text:span text:style-name="T21">Datele returnate pot fi filtrate după diverse criterii. </text:span><text:line-break/>API-ul Web acceptă operatorii de <text:span text:style-name="T16">filtrare</text:span> OData standard enumerați în tabelul următor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56">Operator</text:p>
            </table:table-cell>
            <table:table-cell table:style-name="Table4.A1" office:value-type="string">
              <text:p text:style-name="P56">Description</text:p>
            </table:table-cell>
            <table:table-cell table:style-name="Table4.C1" office:value-type="string">
              <text:p text:style-name="P56">Example</text:p>
            </table:table-cell>
          </table:table-row>
        </table:table-header-rows>
        <table:table-row table:style-name="TableLine1959376427728">
          <table:table-cell table:style-name="Table4.A2" table:number-columns-spanned="3" office:value-type="string">
            <text:p text:style-name="Table_20_Contents"><text:span text:style-name="Strong_20_Emphasis"><text:span text:style-name="T13">Comparison Operators</text:span></text:span></text:p>
          </table:table-cell>
          <table:covered-table-cell/>
          <table:covered-table-cell/>
        </table:table-row>
        <table:table-row table:style-name="TableLine1959376428816">
          <table:table-cell table:style-name="Table4.A3" office:value-type="string">
            <text:p text:style-name="Table_20_Contents"><text:span text:style-name="Source_20_Text"><text:span text:style-name="T14">eq</text:span></text:span></text:p>
          </table:table-cell>
          <table:table-cell table:style-name="Table4.A3" office:value-type="string">
            <text:p text:style-name="P39">Equal</text:p>
          </table:table-cell>
          <table:table-cell table:style-name="Table4.A2" office:value-type="string">
            <text:p text:style-name="Table_20_Contents"><text:span text:style-name="Source_20_Text"><text:span text:style-name="T14">$filter = revenue eq 100000</text:span></text:span></text:p>
          </table:table-cell>
        </table:table-row>
        <table:table-row table:style-name="TableLine1959376433440">
          <table:table-cell table:style-name="Table4.A3" office:value-type="string">
            <text:p text:style-name="Table_20_Contents"><text:span text:style-name="Source_20_Text"><text:span text:style-name="T14">ne</text:span></text:span></text:p>
          </table:table-cell>
          <table:table-cell table:style-name="Table4.A3" office:value-type="string">
            <text:p text:style-name="P39">Not Equal</text:p>
          </table:table-cell>
          <table:table-cell table:style-name="Table4.A2" office:value-type="string">
            <text:p text:style-name="Table_20_Contents"><text:span text:style-name="Source_20_Text"><text:span text:style-name="T14">$filter = revenue ne 100000</text:span></text:span></text:p>
          </table:table-cell>
        </table:table-row>
        <table:table-row table:style-name="TableLine1959376429088">
          <table:table-cell table:style-name="Table4.A3" office:value-type="string">
            <text:p text:style-name="Table_20_Contents"><text:span text:style-name="Source_20_Text"><text:span text:style-name="T14">gt</text:span></text:span></text:p>
          </table:table-cell>
          <table:table-cell table:style-name="Table4.A3" office:value-type="string">
            <text:p text:style-name="P39">Greater than</text:p>
          </table:table-cell>
          <table:table-cell table:style-name="Table4.A2" office:value-type="string">
            <text:p text:style-name="Table_20_Contents"><text:span text:style-name="Source_20_Text"><text:span text:style-name="T14">$filter = revenue gt 100000</text:span></text:span></text:p>
          </table:table-cell>
        </table:table-row>
        <table:table-row table:style-name="TableLine1959376438064">
          <table:table-cell table:style-name="Table4.A3" office:value-type="string">
            <text:p text:style-name="Table_20_Contents"><text:span text:style-name="Source_20_Text"><text:span text:style-name="T14">ge</text:span></text:span></text:p>
          </table:table-cell>
          <table:table-cell table:style-name="Table4.A3" office:value-type="string">
            <text:p text:style-name="P39">Greater than or equal</text:p>
          </table:table-cell>
          <table:table-cell table:style-name="Table4.A2" office:value-type="string">
            <text:p text:style-name="Table_20_Contents"><text:span text:style-name="Source_20_Text"><text:span text:style-name="T14">$filter = revenue ge 100000</text:span></text:span></text:p>
          </table:table-cell>
        </table:table-row>
        <table:table-row table:style-name="TableLine1959376442960">
          <table:table-cell table:style-name="Table4.A3" office:value-type="string">
            <text:p text:style-name="Table_20_Contents"><text:span text:style-name="Source_20_Text"><text:span text:style-name="T14">lt</text:span></text:span></text:p>
          </table:table-cell>
          <table:table-cell table:style-name="Table4.A3" office:value-type="string">
            <text:p text:style-name="P39">Less than</text:p>
          </table:table-cell>
          <table:table-cell table:style-name="Table4.A2" office:value-type="string">
            <text:p text:style-name="Table_20_Contents"><text:span text:style-name="Source_20_Text"><text:span text:style-name="T14">$filter = revenue lt 100000</text:span></text:span></text:p>
          </table:table-cell>
        </table:table-row>
        <table:table-row table:style-name="TableLine1959376433984">
          <table:table-cell table:style-name="Table4.A3" office:value-type="string">
            <text:p text:style-name="Table_20_Contents"><text:span text:style-name="Source_20_Text"><text:span text:style-name="T14">le</text:span></text:span></text:p>
          </table:table-cell>
          <table:table-cell table:style-name="Table4.A3" office:value-type="string">
            <text:p text:style-name="P39">Less than or equal</text:p>
          </table:table-cell>
          <table:table-cell table:style-name="Table4.A2" office:value-type="string">
            <text:p text:style-name="Table_20_Contents"><text:span text:style-name="Source_20_Text"><text:span text:style-name="T14">$filter = revenue le 100000</text:span></text:span></text:p>
          </table:table-cell>
        </table:table-row>
        <table:table-row table:style-name="TableLine1959376432352">
          <table:table-cell table:style-name="Table4.A2" table:number-columns-spanned="3" office:value-type="string">
            <text:p text:style-name="Table_20_Contents"><text:span text:style-name="Strong_20_Emphasis"><text:span text:style-name="T13">Logical Operators</text:span></text:span></text:p>
          </table:table-cell>
          <table:covered-table-cell/>
          <table:covered-table-cell/>
        </table:table-row>
        <table:table-row table:style-name="TableLine1959376432080">
          <table:table-cell table:style-name="Table4.A3" office:value-type="string">
            <text:p text:style-name="Table_20_Contents"><text:span text:style-name="Source_20_Text"><text:span text:style-name="T14">and</text:span></text:span></text:p>
          </table:table-cell>
          <table:table-cell table:style-name="Table4.A3" office:value-type="string">
            <text:p text:style-name="P39">Logical and</text:p>
          </table:table-cell>
          <table:table-cell table:style-name="Table4.A2" office:value-type="string">
            <text:p text:style-name="Table_20_Contents"><text:span text:style-name="Source_20_Text"><text:span text:style-name="T14">$filter = revenue lt 100000 and revenue gt 2000</text:span></text:span></text:p>
          </table:table-cell>
        </table:table-row>
        <table:table-row table:style-name="TableLine1959376429360">
          <table:table-cell table:style-name="Table4.A3" office:value-type="string">
            <text:p text:style-name="Table_20_Contents"><text:span text:style-name="Source_20_Text"><text:span text:style-name="T14">or</text:span></text:span></text:p>
          </table:table-cell>
          <table:table-cell table:style-name="Table4.A3" office:value-type="string">
            <text:p text:style-name="P39">Logical or</text:p>
          </table:table-cell>
          <table:table-cell table:style-name="Table4.A2" office:value-type="string">
            <text:p text:style-name="Table_20_Contents"><text:span text:style-name="Source_20_Text"><text:span text:style-name="T14">$filter = contains(name,'(sample)') or contains(name,'test')</text:span></text:span></text:p>
          </table:table-cell>
        </table:table-row>
        <table:table-row table:style-name="TableLine1959376430448">
          <table:table-cell table:style-name="Table4.A3" office:value-type="string">
            <text:p text:style-name="Table_20_Contents"><text:span text:style-name="Source_20_Text"><text:span text:style-name="T14">not</text:span></text:span></text:p>
          </table:table-cell>
          <table:table-cell table:style-name="Table4.A3" office:value-type="string">
            <text:p text:style-name="P39">Logical negation</text:p>
          </table:table-cell>
          <table:table-cell table:style-name="Table4.A2" office:value-type="string">
            <text:p text:style-name="Table_20_Contents"><text:span text:style-name="Source_20_Text"><text:span text:style-name="T14">$filter = not contains(name,'sample')</text:span></text:span></text:p>
          </table:table-cell>
        </table:table-row>
        <text:soft-page-break/>
        <table:table-row table:style-name="TableLine1959376439152">
          <table:table-cell table:style-name="Table4.A2" table:number-columns-spanned="3" office:value-type="string">
            <text:p text:style-name="P65">Functii</text:p>
          </table:table-cell>
          <table:covered-table-cell/>
          <table:covered-table-cell/>
        </table:table-row>
        <table:table-row table:style-name="TableLine1959376435888">
          <table:table-cell table:style-name="Table4.A3" office:value-type="string">
            <text:p text:style-name="P39">startswith(string string, string prefixString)</text:p>
          </table:table-cell>
          <table:table-cell table:style-name="Table4.A3" office:value-type="string">
            <text:p text:style-name="P42">bool</text:p>
          </table:table-cell>
          <table:table-cell table:style-name="Table4.A2" office:value-type="string">
            <text:p text:style-name="P87"><text:span text:style-name="Source_20_Text"><text:span text:style-name="T14">$filter = startswith(Name,'Ge')</text:span></text:span></text:p>
          </table:table-cell>
        </table:table-row>
        <table:table-row table:style-name="TableLine1959376439424">
          <table:table-cell table:style-name="Table4.A3" office:value-type="string">
            <text:p text:style-name="P39">endswith(string string, string suffixString)</text:p>
          </table:table-cell>
          <table:table-cell table:style-name="Table4.A3" office:value-type="string">
            <text:p text:style-name="P42">bool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endswith(CompanyName,'Futterkiste')</text:span></text:p>
          </table:table-cell>
        </table:table-row>
        <table:table-row table:style-name="TableLine1959376439696">
          <table:table-cell table:style-name="Table4.A3" office:value-type="string">
            <text:p text:style-name="P39">substringof(string searchString, string searchInString) <text:tab/></text:p>
          </table:table-cell>
          <table:table-cell table:style-name="Table4.A3" office:value-type="string">
            <text:p text:style-name="P42">bool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substringof('Alfreds',CompanyName) </text:span></text:p>
          </table:table-cell>
        </table:table-row>
        <table:table-row table:style-name="TableLine1959376439968">
          <table:table-cell table:style-name="Table4.A3" office:value-type="string">
            <text:p text:style-name="P39">int length(string string) </text:p>
          </table:table-cell>
          <table:table-cell table:style-name="Table4.A3" office:value-type="string">
            <text:p text:style-name="P42">Int 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length(CompanyName) eq 19</text:span></text:p>
          </table:table-cell>
        </table:table-row>
        <table:table-row table:style-name="TableLine1959376430992">
          <table:table-cell table:style-name="Table4.A3" office:value-type="string">
            <text:p text:style-name="P39">tolower(string string)</text:p>
          </table:table-cell>
          <table:table-cell table:style-name="Table4.A3" office:value-type="string">
            <text:p text:style-name="P42">string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tolower(CompanyName) eq 'alfreds futterkiste'</text:span></text:p>
          </table:table-cell>
        </table:table-row>
        <table:table-row table:style-name="TableLine1959376429904">
          <table:table-cell table:style-name="Table4.A3" office:value-type="string">
            <text:p text:style-name="P39">toupper(string string)</text:p>
          </table:table-cell>
          <table:table-cell table:style-name="Table4.A3" office:value-type="string">
            <text:p text:style-name="P42">string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toupper(CompanyName) eq 'ALFREDS FUTTERKISTE'</text:span></text:p>
          </table:table-cell>
        </table:table-row>
        <table:table-row table:style-name="TableLine1959376430176">
          <table:table-cell table:style-name="Table4.A3" office:value-type="string">
            <text:p text:style-name="P39">trim(string string)</text:p>
          </table:table-cell>
          <table:table-cell table:style-name="Table4.A3" office:value-type="string">
            <text:p text:style-name="P42">string</text:p>
          </table:table-cell>
          <table:table-cell table:style-name="Table4.A2" office:value-type="string">
            <text:p text:style-name="P88"><text:span text:style-name="Source_20_Text"><text:span text:style-name="T14">$filter = </text:span></text:span><text:span text:style-name="T14">trim(CompanyName) eq 'Alfreds Futterkiste'</text:span></text:p>
          </table:table-cell>
        </table:table-row>
        <table:table-row table:style-name="TableLine1959376435072">
          <table:table-cell table:style-name="Table4.A3" office:value-type="string">
            <text:p text:style-name="P39">concat(string string1, string string2)</text:p>
          </table:table-cell>
          <table:table-cell table:style-name="Table4.A3" office:value-type="string">
            <text:p text:style-name="P42">string</text:p>
          </table:table-cell>
          <table:table-cell table:style-name="Table4.A2" office:value-type="string">
            <text:p text:style-name="P40"/>
          </table:table-cell>
        </table:table-row>
        <table:table-row table:style-name="TableLine1959376430720">
          <table:table-cell table:style-name="Table4.A2" table:number-columns-spanned="3" office:value-type="string">
            <text:p text:style-name="P55">Funcții data calendaristica</text:p>
          </table:table-cell>
          <table:covered-table-cell/>
          <table:covered-table-cell/>
        </table:table-row>
        <table:table-row table:style-name="TableLine1959376436704">
          <table:table-cell table:style-name="Table4.A3" office:value-type="string">
            <text:p text:style-name="P39">day(DateTime datetimeValue)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day(BirthDate) eq 8</text:p>
          </table:table-cell>
        </table:table-row>
        <table:table-row table:style-name="TableLine1959376443232">
          <table:table-cell table:style-name="Table4.A3" office:value-type="string">
            <text:p text:style-name="P39">hour(DateTime datetimeValue) 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hour(BirthDate) eq 1</text:p>
          </table:table-cell>
        </table:table-row>
        <table:table-row table:style-name="TableLine1959376436160">
          <table:table-cell table:style-name="Table4.A3" office:value-type="string">
            <text:p text:style-name="P39">minute(DateTime datetimeValue)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minute(BirthDate) eq 0</text:p>
          </table:table-cell>
        </table:table-row>
        <table:table-row table:style-name="TableLine1959376438608">
          <table:table-cell table:style-name="Table4.A3" office:value-type="string">
            <text:p text:style-name="P39">month(DateTime datetimeValue)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month(BirthDate) eq 12</text:p>
          </table:table-cell>
        </table:table-row>
        <table:table-row table:style-name="TableLine1959376440512">
          <table:table-cell table:style-name="Table4.A3" office:value-type="string">
            <text:p text:style-name="P39">second(DateTime datetimeValue)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second(BirthDate) eq 0</text:p>
          </table:table-cell>
        </table:table-row>
        <table:table-row table:style-name="TableLine1959376436432">
          <table:table-cell table:style-name="Table4.A3" office:value-type="string">
            <text:p text:style-name="P39">year(DateTime datetimeValue)</text:p>
          </table:table-cell>
          <table:table-cell table:style-name="Table4.A3" office:value-type="string">
            <text:p text:style-name="P42">Int</text:p>
          </table:table-cell>
          <table:table-cell table:style-name="Table4.A2" office:value-type="string">
            <text:p text:style-name="P41"><text:span text:style-name="Source_20_Text"><text:span text:style-name="T13">$filter = </text:span></text:span>year(BirthDate) eq 1948</text:p>
          </table:table-cell>
        </table:table-row>
      </table:table>
      <text:p text:style-name="Text_20_body"/>
      <text:h text:style-name="Heading_20_3" text:outline-level="3">$select</text:h>
      <text:p text:style-name="P81">Se pot specifica un set restrans de coloane ce vor fi returnate pentru setul de date cerut.</text:p>
      <text:p text:style-name="P76">Campurile dorite se pot specifica separate prin virgula ex: $select=PRODUCTID,PRODUCTCODE,UM</text:p>
      <text:p text:style-name="P76">Ex:</text:p>
      <text:p text:style-name="P75"><text:a xlink:type="simple" xlink:href="http://proiecte.datalight.ro/erp-connector/DataLightWebServicesApi/Stocks?$format=json&amp;$filter=UM" text:style-name="Internet_20_link" text:visited-style-name="Visited_20_Internet_20_Link">http://proiecte.datalight.ro/erp-connector/DataLightWebServicesApi/Stocks?</text:a><text:a xlink:type="simple" xlink:href="http://proiecte.datalight.ro/erp-connector/DataLightWebServicesApi/Stocks?$format=json&amp;$filter=UM" text:style-name="Internet_20_link" text:visited-style-name="Visited_20_Internet_20_Link">$format=json&amp;$filter=UM</text:a> eq %27Buc%27&amp;$select=PRODUCTID,PRODUCTCODE,UM</text:p>
      <text:p text:style-name="P76"/>
      <text:h text:style-name="P58" text:outline-level="3"><text:soft-page-break/>$orderby</text:h>
      <text:p text:style-name="P60">Ordoneaza setul de date obținut. Se pot specifica mau multe coloane separate prin virgula cât și modul de sortare: asc (ascendent) sau desc (descendent).</text:p>
      <text:p text:style-name="P60">Dacă nu se specifica modul de sortare, sortarea se va face ascendent.</text:p>
      <text:p text:style-name="P60">Ex: </text:p>
      <text:p text:style-name="P59"><text:a xlink:type="simple" xlink:href="http://proiecte.datalight.ro/erp-connector/DataLightWebServicesApi/Stocks?$format=json&amp;$filter=UM" text:style-name="Internet_20_link" text:visited-style-name="Visited_20_Internet_20_Link"><text:span text:style-name="T22">http://proiecte.datalight.ro/erp-connector/DataLightWebServicesApi/Stocks?$format=json&amp;</text:span></text:a>$orderby=UM desc,PRODUCTCODE desc</text:p>
      <text:p text:style-name="P59"/>
      <text:h text:style-name="P57" text:outline-level="3">$top <text:span text:style-name="T12">si</text:span> $skip </text:h>
      <text:p text:style-name="P83">Aceste instrucțiuni sunt pentru a putea pagina setul de date.</text:p>
      <text:p text:style-name="P83">$top = câte inregistrari sa aducă si $skip = peste câte inregistrari sa sara</text:p>
      <text:p text:style-name="P62">Ex: </text:p>
      <text:p text:style-name="P61"><text:a xlink:type="simple" xlink:href="http://proiecte.datalight.ro/erp-connector/DataLightWebServicesApi/Stocks?$format=json&amp;$filter=UM" text:style-name="Internet_20_link" text:visited-style-name="Visited_20_Internet_20_Link"><text:span text:style-name="T22">http://proiecte.datalight.ro/erp-connector/DataLightWebServicesApi/Stocks?$format=json&amp;</text:span></text:a>$<text:span text:style-name="T23">skip</text:span>=<text:span text:style-name="T23">100&amp;$top=</text:span><text:span text:style-name="T17">50</text:span></text:p>
      <text:p text:style-name="P79"/>
      <text:p text:style-name="Text_20_body"/>
      <text:p text:style-name="P68">vezi si alte exemple conform sintaxei <text:a xlink:type="simple" xlink:href="https://www.odata.org/getting-started/basic-tutorial/#queryData" text:style-name="Internet_20_link" text:visited-style-name="Visited_20_Internet_20_Link">ODAT</text:a><text:a xlink:type="simple" xlink:href="https://www.odata.org/getting-started/basic-tutorial/#queryData" text:style-name="Internet_20_link" text:visited-style-name="Visited_20_Internet_20_Link"><text:span text:style-name="T11">A</text:span></text:a> </text:p>
      <text:p text:style-name="P25">https://www.odata.org/getting-started/basic-tutorial/#queryData</text:p>
      <text:p text:style-name="P16"/>
      <text:h text:style-name="Heading_20_3" text:outline-level="3">Parametrii obligatorii</text:h>
      <text:p text:style-name="P89">În unele situații anumite seturi de date necesita parametrii obligatorii. Acest parametrii trebuie adăugați la stringul de interogare ca niște parametrii url cu numele lor și valoarea.</text:p>
      <text:p text:style-name="P63"><text:a xlink:type="simple" xlink:href="http://proiecte.datalight.ro/erp-connector/DataLightWebServicesApi/Stocks?$format=json&amp;$filter=UM" text:style-name="Internet_20_link" text:visited-style-name="Visited_20_Internet_20_Link"><text:span text:style-name="T22">http://proiecte.datalight.ro/erp-connector/DataLightWebServicesApi/</text:span></text:a><text:a xlink:type="simple" xlink:href="http://proiecte.datalight.ro/erp-connector/DataLightWebServicesApi/Stocks?$format=json&amp;$filter=UM" text:style-name="Internet_20_link" text:visited-style-name="Visited_20_Internet_20_Link"><text:span text:style-name="T31">AdreseLivrare</text:span></text:a><text:a xlink:type="simple" xlink:href="http://proiecte.datalight.ro/erp-connector/DataLightWebServicesApi/Stocks?$format=json&amp;$filter=UM" text:style-name="Internet_20_link" text:visited-style-name="Visited_20_Internet_20_Link"><text:span text:style-name="T22">?$format=json&amp;</text:span></text:a><text:span text:style-name="T31">ID</text:span><text:span text:style-name="T19">Partener=1234</text:span></text:p>
      <text:p text:style-name="P89"><text:s/></text:p>
      <text:h text:style-name="Heading_20_2" text:outline-level="2">Seturile de date disponibile</text:h>
      <text:p text:style-name="P78">Seturile de date disponibile pot fi aflate apelând url-ul:</text:p>
      <text:p text:style-name="P77">http://localhost:7019/DataLightWebServicesApi/$metadata</text:p>
      <text:p text:style-name="P10">Aceasta comanda necesita folosirea unei ApiKey valide și va returna toate seturile de date disponibile împreuna cu câmpurile și definiția lor.</text:p>
      <text:p text:style-name="P11"/>
      <text:p text:style-name="P14"/>
      <text:p text:style-name="P15"/>
      <text:p text:style-name="P15"/>
      <text:h text:style-name="P9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, Tahoma, Arial, Helvetica, 'sans serif'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lr-tb"/>
      <style:text-properties style:use-window-font-color="true" loext:opacity="0%" style:font-name="Liberation Serif" fo:font-size="12pt" fo:language="ro" fo:country="RO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_20__28_user_29_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12mm" style:contextual-spacing="false"/>
    </style:style>
    <style:style style:name="HTML_20_Preformatted" style:display-name="HTML Preformatted" style:family="paragraph" style:parent-style-name="Standard">
      <style:paragraph-properties fo:orphans="2" fo:widows="2" fo:hyphenation-ladder-count="no-limit" style:vertical-align="auto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0mm" table:align="margins" style:writing-mode="lr-tb"/>
    </style:style>
    <style:style style:name="Table2.A" style:family="table-column">
      <style:table-column-properties style:column-width="60.01mm" style:rel-column-width="21845*"/>
    </style:style>
    <style:style style:name="Table2.A1" style:family="table-cell">
      <style:table-cell-properties fo:padding="0.97mm" fo:border-left="none" fo:border-right="none" fo:border-top="none" fo:border-bottom="0.5pt solid #000000"/>
    </style:style>
    <style:style style:name="Table3" style:family="table">
      <style:table-properties style:width="180mm" table:align="margins" style:writing-mode="lr-tb"/>
    </style:style>
    <style:style style:name="Table3.A" style:family="table-column">
      <style:table-column-properties style:column-width="60.01mm" style:rel-column-width="21845*"/>
    </style:style>
    <style:style style:name="Table3.A1" style:family="table-cell">
      <style:table-cell-properties fo:padding="0.97mm" fo:border-left="none" fo:border-right="none" fo:border-top="0.5pt solid #000000" fo:border-bottom="none"/>
    </style:style>
    <style:style style:name="MP1" style:family="paragraph" style:parent-style-name="Header">
      <style:text-properties fo:language="ro" fo:country="RO" officeooo:rsid="00192253" officeooo:paragraph-rsid="00192253"/>
    </style:style>
    <style:style style:name="MP2" style:family="paragraph" style:parent-style-name="Footer">
      <style:paragraph-properties fo:text-align="end" style:justify-single-word="false"/>
      <style:text-properties fo:language="ro" fo:country="RO"/>
    </style:style>
    <style:style style:name="MP3" style:family="paragraph" style:parent-style-name="Header">
      <style:text-properties fo:font-size="8pt" fo:language="ro" fo:country="RO" officeooo:rsid="00192253" officeooo:paragraph-rsid="00192253" style:font-size-asian="8pt" style:font-size-complex="8pt"/>
    </style:style>
    <style:style style:name="MP4" style:family="paragraph" style:parent-style-name="Table_20_Contents">
      <style:text-properties fo:font-size="8pt" fo:language="ro" fo:country="RO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8pt" fo:language="ro" fo:country="RO" officeooo:rsid="00192253" officeooo:paragraph-rsid="00192253" style:font-size-asian="8pt" style:font-size-complex="8pt"/>
    </style:style>
    <style:style style:name="MP6" style:family="paragraph" style:parent-style-name="Table_20_Contents">
      <style:paragraph-properties fo:text-align="start" style:justify-single-word="false"/>
      <style:text-properties fo:font-size="10pt" fo:language="ro" fo:country="RO" officeooo:rsid="0019359b" officeooo:paragraph-rsid="0019359b" style:font-size-asian="8.75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language="ro" fo:country="RO"/>
    </style:style>
    <style:style style:name="MP8" style:family="paragraph" style:parent-style-name="Footer">
      <style:paragraph-properties fo:text-align="end" style:justify-single-word="false"/>
      <style:text-properties fo:font-size="10pt" fo:language="ro" fo:country="RO" officeooo:paragraph-rsid="0019359b" style:font-size-asian="10pt" style:font-size-complex="10pt"/>
    </style:style>
    <style:style style:name="MT1" style:family="text">
      <style:text-properties officeooo:rsid="003d39b0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>
        <style:header-footer-properties fo:min-height="6.1mm" fo:margin-left="0mm" fo:margin-right="0mm" fo:margin-bottom="5.08mm" fo:background-color="transparent" style:dynamic-spacing="false" draw:fill="none" draw:fill-color="#729fcf"/>
      </style:header-style>
      <style:footer-style>
        <style:header-footer-properties fo:min-height="9.91mm" fo:margin-left="0mm" fo:margin-right="0mm" fo:margin-top="8.8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 table:number-columns-repeated="3"/>
          <table:table-row table:style-name="TableLine1959376422560">
            <table:table-cell table:style-name="Table2.A1" office:value-type="string">
              <text:p text:style-name="MP3">DataLightErp - Web-service</text:p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>AttoSoft srl</text:p>
            </table:table-cell>
          </table:table-row>
        </table:table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able:table table:name="Table3" table:style-name="Table3">
          <table:table-column table:style-name="Table3.A" table:number-columns-repeated="3"/>
          <table:table-row table:style-name="TableLine1959376423920">
            <table:table-cell table:style-name="Table3.A1" office:value-type="string">
              <text:p text:style-name="MP6"><text:span text:style-name="MT1">04</text:span>.<text:span text:style-name="MT1">07</text:span>.202<text:span text:style-name="MT1">3</text:span>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page-number text:select-page="current">4</text:page-number>/<text:page-count style:num-format="1">4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adu</meta:initial-creator>
    <meta:creation-date>2013-12-06T15:52:00</meta:creation-date>
    <dc:date>2023-07-04T09:58:16.283000000</dc:date>
    <meta:editing-cycles>33</meta:editing-cycles>
    <meta:editing-duration>P3DT2H45M15S</meta:editing-duration>
    <dc:title>DataLightErp WebService Connector</dc:title>
    <dc:creator>Tiberiu Stoicescu</dc:creator>
    <meta:generator>LibreOffice/7.2.4.1$Windows_X86_64 LibreOffice_project/27d75539669ac387bb498e35313b970b7fe9c4f9</meta:generator>
    <meta:document-statistic meta:table-count="4" meta:image-count="0" meta:object-count="0" meta:page-count="4" meta:paragraph-count="150" meta:word-count="680" meta:character-count="5479" meta:non-whitespace-character-count="4939"/>
  </office:meta>
</office:document-meta>
</file>